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style:font-name="Times New Roman" fo:font-size="14pt" style:font-name-asian="Times New Roman2" style:font-size-asian="14pt" style:font-name-complex="Times New Roman2" style:font-size-complex="14pt"/>
    </style:style>
    <style:style style:name="P2"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2" style:font-size-asian="14pt" style:font-name-complex="Times New Roman2" style:font-size-complex="14pt"/>
    </style:style>
    <style:style style:name="P3" style:family="paragraph" style:parent-style-name="Standard">
      <style:paragraph-properties fo:margin-top="0cm" fo:margin-bottom="0cm" loext:contextual-spacing="false" fo:line-height="100%" fo:text-align="justify" style:justify-single-word="false"/>
      <style:text-properties style:font-name="Times New Roman" fo:font-size="14pt" officeooo:paragraph-rsid="0018507a" style:font-name-asian="Times New Roman2" style:font-size-asian="14pt" style:font-name-complex="Times New Roman2" style:font-size-complex="14pt"/>
    </style:style>
    <style:style style:name="P4" style:family="paragraph" style:parent-style-name="Standard">
      <style:paragraph-properties fo:margin-top="0cm" fo:margin-bottom="0cm" loext:contextual-spacing="false" fo:line-height="100%" fo:text-align="justify" style:justify-single-word="false"/>
      <style:text-properties style:font-name="Times New Roman" fo:font-size="14pt" officeooo:paragraph-rsid="001902b1" style:font-name-asian="Times New Roman2" style:font-size-asian="14pt" style:font-name-complex="Times New Roman2" style:font-size-complex="14pt"/>
    </style:style>
    <style:style style:name="P5" style:family="paragraph" style:parent-style-name="Standard">
      <style:paragraph-properties fo:margin-top="0cm" fo:margin-bottom="0cm" loext:contextual-spacing="false" fo:line-height="100%"/>
      <style:text-properties style:font-name="Times New Roman" fo:font-size="14pt" officeooo:paragraph-rsid="0018507a" style:font-name-asian="Times New Roman2" style:font-size-asian="14pt" style:font-name-complex="Times New Roman2" style:font-size-complex="14pt"/>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fo:font-size="14pt" officeooo:rsid="0013b177" style:font-name-asian="Times New Roman2" style:font-size-asian="14pt" style:font-name-complex="Times New Roman2" style:font-size-complex="14pt"/>
    </style:style>
    <style:style style:name="P7" style:family="paragraph" style:parent-style-name="Standard">
      <style:paragraph-properties fo:margin-top="0cm" fo:margin-bottom="0cm" loext:contextual-spacing="false" fo:line-height="100%" fo:text-align="justify" style:justify-single-word="false"/>
      <style:text-properties style:font-name="Times New Roman" fo:font-size="14pt" officeooo:rsid="0013b177" officeooo:paragraph-rsid="0013b177" style:font-name-asian="Times New Roman2" style:font-size-asian="14pt" style:font-name-complex="Times New Roman2" style:font-size-complex="14pt"/>
    </style:style>
    <style:style style:name="P8" style:family="paragraph" style:parent-style-name="Standard">
      <style:paragraph-properties fo:margin-top="0cm" fo:margin-bottom="0cm" loext:contextual-spacing="false" fo:line-height="100%" fo:text-align="justify" style:justify-single-word="false"/>
      <style:text-properties style:font-name="Times New Roman" fo:font-size="14pt" officeooo:rsid="00163a7e" officeooo:paragraph-rsid="00163a7e" style:font-name-asian="Times New Roman2" style:font-size-asian="14pt" style:font-name-complex="Times New Roman2" style:font-size-complex="14pt"/>
    </style:style>
    <style:style style:name="P9" style:family="paragraph" style:parent-style-name="Standard">
      <style:paragraph-properties fo:margin-top="0cm" fo:margin-bottom="0cm" loext:contextual-spacing="false" fo:line-height="100%" fo:text-align="justify" style:justify-single-word="false"/>
      <style:text-properties style:font-name="Times New Roman" fo:font-size="14pt" officeooo:rsid="00177860" officeooo:paragraph-rsid="00177860" style:font-name-asian="Times New Roman2" style:font-size-asian="14pt" style:font-name-complex="Times New Roman2" style:font-size-complex="14pt"/>
    </style:style>
    <style:style style:name="P10" style:family="paragraph" style:parent-style-name="Standard">
      <style:paragraph-properties fo:margin-top="0cm" fo:margin-bottom="0cm" loext:contextual-spacing="false"/>
      <style:text-properties fo:font-size="14pt" style:font-size-asian="14pt" style:font-size-complex="14pt"/>
    </style:style>
    <style:style style:name="P11" style:family="paragraph" style:parent-style-name="Standard">
      <style:paragraph-properties fo:margin-top="0cm" fo:margin-bottom="0cm" loext:contextual-spacing="false" fo:line-height="100%"/>
      <style:text-properties fo:font-size="14pt" style:font-size-asian="14pt" style:font-size-complex="14pt"/>
    </style:style>
    <style:style style:name="P12" style:family="paragraph" style:parent-style-name="Standard">
      <style:paragraph-properties fo:margin-top="0cm" fo:margin-bottom="0cm" loext:contextual-spacing="false" fo:line-height="100%" fo:text-align="justify" style:justify-single-word="false"/>
      <style:text-properties fo:font-size="14pt" style:font-size-asian="14pt" style:font-size-complex="14pt"/>
    </style:style>
    <style:style style:name="P13" style:family="paragraph" style:parent-style-name="Standard">
      <style:paragraph-properties fo:margin-top="0cm" fo:margin-bottom="0cm" loext:contextual-spacing="false" fo:line-height="100%" fo:text-align="justify" style:justify-single-word="false"/>
      <style:text-properties fo:font-size="14pt" officeooo:paragraph-rsid="0012d741" style:font-size-asian="14pt" style:font-size-complex="14pt"/>
    </style:style>
    <style:style style:name="P14" style:family="paragraph" style:parent-style-name="Standard">
      <style:paragraph-properties fo:margin-top="0cm" fo:margin-bottom="0cm" loext:contextual-spacing="false" fo:line-height="100%" fo:text-align="justify" style:justify-single-word="false"/>
      <style:text-properties fo:font-size="14pt" officeooo:paragraph-rsid="0013b177" style:font-size-asian="14pt" style:font-size-complex="14pt"/>
    </style:style>
    <style:style style:name="P15" style:family="paragraph" style:parent-style-name="Standard">
      <style:paragraph-properties fo:margin-top="0cm" fo:margin-bottom="0cm" loext:contextual-spacing="false" fo:line-height="100%" fo:text-align="justify" style:justify-single-word="false"/>
      <style:text-properties fo:font-size="14pt" officeooo:paragraph-rsid="00163a7e" style:font-size-asian="14pt" style:font-size-complex="14pt"/>
    </style:style>
    <style:style style:name="P16" style:family="paragraph" style:parent-style-name="Standard">
      <style:paragraph-properties fo:margin-top="0cm" fo:margin-bottom="0cm" loext:contextual-spacing="false" fo:line-height="100%" fo:text-align="justify" style:justify-single-word="false"/>
      <style:text-properties fo:font-size="14pt" officeooo:paragraph-rsid="0016bdfc" style:font-size-asian="14pt" style:font-size-complex="14pt"/>
    </style:style>
    <style:style style:name="P17" style:family="paragraph" style:parent-style-name="Standard">
      <style:paragraph-properties fo:margin-top="0cm" fo:margin-bottom="0cm" loext:contextual-spacing="false" fo:line-height="100%" fo:text-align="justify" style:justify-single-word="false"/>
      <style:text-properties fo:font-size="14pt" officeooo:paragraph-rsid="00177860" style:font-size-asian="14pt" style:font-size-complex="14pt"/>
    </style:style>
    <style:style style:name="P18" style:family="paragraph" style:parent-style-name="Standard">
      <style:paragraph-properties fo:margin-top="0cm" fo:margin-bottom="0cm" loext:contextual-spacing="false" fo:line-height="100%" fo:text-align="justify" style:justify-single-word="false"/>
      <style:text-properties fo:font-size="14pt" officeooo:paragraph-rsid="00179073" style:font-size-asian="14pt" style:font-size-complex="14pt"/>
    </style:style>
    <style:style style:name="P19" style:family="paragraph" style:parent-style-name="Standard">
      <style:paragraph-properties fo:margin-top="0cm" fo:margin-bottom="0cm" loext:contextual-spacing="false" fo:line-height="100%"/>
      <style:text-properties fo:font-size="14pt" officeooo:paragraph-rsid="00116ae1" style:font-size-asian="14pt" style:font-size-complex="14pt"/>
    </style:style>
    <style:style style:name="P20" style:family="paragraph" style:parent-style-name="Standard">
      <style:paragraph-properties fo:margin-top="0cm" fo:margin-bottom="0cm" loext:contextual-spacing="false" fo:line-height="100%"/>
      <style:text-properties fo:font-size="14pt" officeooo:paragraph-rsid="0012d741" style:font-size-asian="14pt" style:font-size-complex="14pt"/>
    </style:style>
    <style:style style:name="P21" style:family="paragraph" style:parent-style-name="Standard" style:master-page-name="Standard">
      <style:paragraph-properties fo:margin-top="0cm" fo:margin-bottom="0cm" loext:contextual-spacing="false" fo:line-height="100%" fo:text-align="center" style:justify-single-word="false" style:page-number="1"/>
      <style:text-properties style:font-name="Times New Roman" fo:font-size="16pt" fo:font-style="normal" style:text-underline-style="solid" style:text-underline-width="auto" style:text-underline-color="font-color" fo:font-weight="bold" style:font-name-asian="Times New Roman2" style:font-size-asian="16pt" style:font-style-asian="normal" style:font-weight-asian="bold" style:font-name-complex="Times New Roman2" style:font-size-complex="16pt" style:font-style-complex="normal" style:font-weight-complex="bold"/>
    </style:style>
    <style:style style:name="P22" style:family="paragraph" style:parent-style-name="Standard">
      <style:paragraph-properties fo:margin-top="0cm" fo:margin-bottom="0cm" loext:contextual-spacing="false" fo:line-height="100%" fo:text-align="justify" style:justify-single-word="false"/>
      <style:text-properties fo:font-size="14pt" style:font-size-asian="14pt" style:font-size-complex="14pt"/>
    </style:style>
    <style:style style:name="P23" style:family="paragraph" style:parent-style-name="Standard">
      <style:paragraph-properties fo:margin-top="0cm" fo:margin-bottom="0cm" loext:contextual-spacing="false" fo:line-height="100%" fo:text-align="justify" style:justify-single-word="false"/>
      <style:text-properties fo:font-size="14pt"/>
    </style:style>
    <style:style style:name="P24" style:family="paragraph" style:parent-style-name="Standard">
      <style:paragraph-properties fo:margin-top="0cm" fo:margin-bottom="0cm" loext:contextual-spacing="false" fo:line-height="100%" fo:text-align="justify" style:justify-single-word="false"/>
      <style:text-properties style:font-name="Times New Roman" fo:font-size="14pt"/>
    </style:style>
    <style:style style:name="P25"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Times New Roman1" fo:font-size="13.5pt" fo:font-style="normal" style:text-underline-style="none" fo:font-weight="normal" style:text-blinking="false" fo:background-color="transparent" style:font-name-asian="Times New Roman2" style:font-size-asian="13.5pt" style:font-name-complex="Times New Roman2" style:font-size-complex="13.5pt"/>
    </style:style>
    <style:style style:name="T1" style:family="text">
      <style:text-properties style:font-name="Times New Roman" style:font-name-asian="Times New Roman2" style:font-name-complex="Times New Roman2"/>
    </style:style>
    <style:style style:name="T2" style:family="text">
      <style:text-properties style:font-name="Times New Roman" officeooo:rsid="00116ae1" style:font-name-asian="Times New Roman2" style:font-name-complex="Times New Roman2"/>
    </style:style>
    <style:style style:name="T3" style:family="text">
      <style:text-properties style:font-name="Times New Roman" officeooo:rsid="0012d741" style:font-name-asian="Times New Roman2" style:font-name-complex="Times New Roman2"/>
    </style:style>
    <style:style style:name="T4" style:family="text">
      <style:text-properties style:font-name="Times New Roman" officeooo:rsid="0013b177" style:font-name-asian="Times New Roman2" style:font-name-complex="Times New Roman2"/>
    </style:style>
    <style:style style:name="T5" style:family="text">
      <style:text-properties style:font-name="Times New Roman" officeooo:rsid="00163a7e" style:font-name-asian="Times New Roman2" style:font-name-complex="Times New Roman2"/>
    </style:style>
    <style:style style:name="T6" style:family="text">
      <style:text-properties style:font-name="Times New Roman" officeooo:rsid="0016bdfc" style:font-name-asian="Times New Roman2" style:font-name-complex="Times New Roman2"/>
    </style:style>
    <style:style style:name="T7" style:family="text">
      <style:text-properties style:font-name="Times New Roman" officeooo:rsid="00177860" style:font-name-asian="Times New Roman2" style:font-name-complex="Times New Roman2"/>
    </style:style>
    <style:style style:name="T8" style:family="text">
      <style:text-properties style:font-name="Times New Roman" officeooo:rsid="00179073" style:font-name-asian="Times New Roman2" style:font-name-complex="Times New Roman2"/>
    </style:style>
    <style:style style:name="T9" style:family="text">
      <style:text-properties style:font-name="Times New Roman" style:font-name-asian="Times New Roman2" style:font-size-asian="14pt" style:font-name-complex="Times New Roman2" style:font-size-complex="14pt"/>
    </style:style>
    <style:style style:name="T10" style:family="text">
      <style:text-properties style:font-name="Times New Roman" fo:font-weight="bold" style:font-name-asian="Times New Roman2" style:font-weight-asian="bold" style:font-name-complex="Times New Roman2"/>
    </style:style>
    <style:style style:name="T11" style:family="text">
      <style:text-properties style:font-name="Times New Roman" fo:font-weight="bold" officeooo:rsid="0013b177" style:font-name-asian="Times New Roman2" style:font-weight-asian="bold" style:font-name-complex="Times New Roman2" style:font-weight-complex="bold"/>
    </style:style>
    <style:style style:name="T12" style:family="text">
      <style:text-properties style:font-name="Times New Roman" fo:font-style="italic" fo:font-weight="bold" style:font-name-asian="Times New Roman2" style:font-style-asian="italic" style:font-weight-asian="bold" style:font-name-complex="Times New Roman2" style:font-style-complex="italic"/>
    </style:style>
    <style:style style:name="T13" style:family="text">
      <style:text-properties style:font-name="Times New Roman" fo:font-style="italic" style:font-name-asian="Times New Roman2" style:font-style-asian="italic" style:font-name-complex="Times New Roman2" style:font-style-complex="italic"/>
    </style:style>
    <style:style style:name="T14" style:family="text">
      <style:text-properties style:font-name="Times New Roman" fo:font-style="normal" officeooo:rsid="0010124f" style:font-name-asian="Times New Roman2" style:font-style-asian="normal" style:font-name-complex="Times New Roman2" style:font-style-complex="normal"/>
    </style:style>
    <style:style style:name="T15" style:family="text">
      <style:text-properties style:font-name="Times New Roman" fo:font-style="normal" fo:font-weight="bold" officeooo:rsid="0010124f" style:font-name-asian="Times New Roman2" style:font-style-asian="normal" style:font-weight-asian="bold" style:font-name-complex="Times New Roman2" style:font-style-complex="normal" style:font-weight-complex="bold"/>
    </style:style>
    <style:style style:name="T16" style:family="text">
      <style:text-properties style:font-name="Times New Roman" fo:font-weight="normal" officeooo:rsid="0013b177" style:font-name-asian="Times New Roman2" style:font-weight-asian="normal" style:font-name-complex="Times New Roman2" style:font-weight-complex="normal"/>
    </style:style>
    <style:style style:name="T17" style:family="text">
      <style:text-properties style:font-name="Courier New" style:font-name-asian="Courier New1" style:font-name-complex="Courier New1"/>
    </style:style>
    <style:style style:name="T18" style:family="text">
      <style:text-properties officeooo:rsid="0018507a"/>
    </style:style>
    <style:style style:name="T19" style:family="text">
      <style:text-properties officeooo:rsid="001902b1"/>
    </style:style>
    <style:style style:name="T20" style:family="text">
      <style:text-properties fo:font-variant="normal" fo:text-transform="none" fo:color="#000000" style:text-line-through-style="none" style:text-line-through-type="none" style:font-name="Times New Roman" fo:font-size="13.5pt" fo:font-style="normal" style:text-underline-style="none" fo:font-weight="normal" style:text-blinking="false" fo:background-color="transparent" loext:char-shading-value="0" style:font-name-asian="Times New Roman2" style:font-name-complex="Times New Roman2"/>
    </style:style>
    <style:style style:name="T21" style:family="text">
      <style:text-properties fo:font-variant="normal" fo:text-transform="none" fo:color="#000000" style:text-line-through-style="none" style:text-line-through-type="none" style:font-name="Times New Roman1" fo:font-size="13.5pt" fo:font-style="normal" style:text-underline-style="none" fo:font-weight="normal" style:text-blinking="false" fo:background-color="transparent" loext:char-shading-value="0"/>
    </style:style>
    <style:style style:name="T22" style:family="text">
      <style:text-properties style:font-name-asian="Times New Roman2" style:font-size-asian="14pt" style:font-name-complex="Times New Roman2" style:font-size-complex="14pt"/>
    </style:style>
    <style:style style:name="T23" style:family="text">
      <style:text-properties fo:font-size="13pt" style:font-size-asian="11.3500003814697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JERCICIO USUARIS i GRUPS</text:p>
      <text:p text:style-name="P11"/>
      <text:p text:style-name="P1"/>
      <text:p text:style-name="P11"><text:span text:style-name="T1">2. Crea los grupos </text:span><text:span text:style-name="T12">oficina1 </text:span><text:span text:style-name="T13">y </text:span><text:span text:style-name="T12">oficina2</text:span><text:span text:style-name="T13">.</text:span></text:p>
      <text:p text:style-name="P11"><text:span text:style-name="T13"><text:tab/> <text:s text:c="3"/>-</text:span><text:span text:style-name="T14">groupadd</text:span><text:span text:style-name="T15"> oficina1</text:span></text:p>
      <text:p text:style-name="P11"><text:span text:style-name="T14"><text:tab/> <text:s text:c="3"/>-groupadd</text:span><text:span text:style-name="T15"> oficina2</text:span></text:p>
      <text:p text:style-name="P10"/>
      <text:p text:style-name="P11"><text:span text:style-name="T1">3. Crea los usuarios </text:span><text:span text:style-name="T12">paco </text:span><text:span text:style-name="T13">y </text:span><text:span text:style-name="T12">pablo</text:span><text:span text:style-name="T1">. Estos usuarios deben pertenecer únicamente al grupo </text:span><text:span text:style-name="T12">oficina1</text:span><text:span text:style-name="T1">.</text:span></text:p>
      <text:p text:style-name="P11"><text:span text:style-name="T1"><text:tab/>-</text:span><text:span text:style-name="T2">useradd paco --group oficina1</text:span></text:p>
      <text:p text:style-name="P19"><text:span text:style-name="T1"><text:tab/>-</text:span><text:span text:style-name="T2">useradd pablo --group oficina1</text:span></text:p>
      <text:p text:style-name="P10"/>
      <text:p text:style-name="P11"><text:span text:style-name="T1">4. Crea los usuarios </text:span><text:span text:style-name="T12">alba </text:span><text:span text:style-name="T13">y </text:span><text:span text:style-name="T12">nerea</text:span><text:span text:style-name="T1">. Estos usuarios deben pertenecer únicamente al grupo </text:span><text:span text:style-name="T12">oficina2</text:span><text:span text:style-name="T1">.</text:span></text:p>
      <text:p text:style-name="P20"><text:span text:style-name="T1"><text:tab/>-</text:span><text:span text:style-name="T3">useradd alba --group oficina2</text:span></text:p>
      <text:p text:style-name="P20"><text:span text:style-name="T1"><text:tab/>-</text:span><text:span text:style-name="T3">useradd nerea --group oficina2</text:span></text:p>
      <text:p text:style-name="P10"/>
      <text:p text:style-name="P12"><text:span text:style-name="T1">5. Como usuario </text:span><text:span text:style-name="T12">paco</text:span><text:span text:style-name="T10"> </text:span><text:span text:style-name="T1">Crea un fichero con nombre </text:span><text:span text:style-name="T12">topsecret.txt</text:span><text:span text:style-name="T10"> </text:span><text:span text:style-name="T1">en su directorio de trabajo al que únicamente él tenga acceso, tanto de lectura como de escritura.</text:span></text:p>
      <text:p text:style-name="P13"><text:span text:style-name="T1"><text:tab/>-</text:span><text:span text:style-name="T4">Creamos una contraseña para </text:span><text:span text:style-name="T16">paco</text:span><text:span text:style-name="T11"> </text:span><text:span text:style-name="T16">→ passwd paco</text:span></text:p>
      <text:p text:style-name="P12"><text:span text:style-name="T1"><text:tab/>-</text:span><text:span text:style-name="T4">Entramos en la cuenta de paco → su – paco</text:span></text:p>
      <text:p text:style-name="P6"><text:tab/>-Creamos el archivo → touch topsecret.txt</text:p>
      <text:p text:style-name="P7"><text:tab/>-Le ponemos permisos solamente a él → chmod 600 topsecret.txt</text:p>
      <text:p text:style-name="P10"><text:tab/></text:p>
      <text:p text:style-name="P12"><text:span text:style-name="T1">6. Crea otro fichero, también como usuario </text:span><text:span text:style-name="T12">paco</text:span><text:span text:style-name="T1">, con nombre </text:span><text:span text:style-name="T12">ventas_trimestre.txt</text:span><text:span text:style-name="T10"> </text:span><text:span text:style-name="T1">al que tengan acceso, tanto para leer como para escribir todos los usuarios que pertenezcan al mismo grupo. Se deben dejar los permisos que haya por defecto para el dueño y para el resto de usuarios. Comprueba como usuario </text:span><text:span text:style-name="T12">pablo</text:span><text:span text:style-name="T10"> </text:span><text:span text:style-name="T1">que puedes modificar el fichero.</text:span></text:p>
      <text:p text:style-name="P14"><text:span text:style-name="T1"><text:tab/>-</text:span><text:span text:style-name="T4">Creamos <text:s/>el archivo → touch ventas_trimestre.txt</text:span></text:p>
      <text:p text:style-name="P7"><text:tab/>-Damos permisos a los del grupo → chmod g+rw ventas_trimestre.txt</text:p>
      <text:p text:style-name="P2"/>
      <text:p text:style-name="P10"/>
      <text:p text:style-name="P12"><text:span text:style-name="T1">7. Como usuario </text:span><text:span text:style-name="T12">alba</text:span><text:span text:style-name="T1">, crea un fichero con nombre </text:span><text:span text:style-name="T12">empleados.txt</text:span><text:span text:style-name="T10"> </text:span><text:span text:style-name="T1">al que pueda acceder cualquier usuario para leer su contenido, y cualquier usuario del mismo grupo para leer o escribir.</text:span></text:p>
      <text:p text:style-name="P15"><text:span text:style-name="T1"><text:tab/>-</text:span><text:span text:style-name="T5">touch empleados.txt</text:span></text:p>
      <text:p text:style-name="P15"><text:span text:style-name="T1"><text:tab/>-</text:span><text:span text:style-name="T5">chmod 464 empleados.txt </text:span></text:p>
      <text:p text:style-name="P8"/>
      <text:p text:style-name="P10"/>
      <text:p text:style-name="P12"><text:soft-page-break/><text:span text:style-name="T1">8. Copia el fichero </text:span><text:span text:style-name="T12">empleados.txt</text:span><text:span text:style-name="T10"> </text:span><text:span text:style-name="T1">al directorio de trabajo de </text:span><text:span text:style-name="T12">alumno</text:span><text:span text:style-name="T10"> </text:span><text:span text:style-name="T1">(crea también el usuario alumno si no está creado). Cambia el propietario y el grupo al que pertenece el fichero, ahora debe ser </text:span><text:span text:style-name="T12">alumno</text:span><text:span text:style-name="T1">.</text:span></text:p>
      <text:p text:style-name="P17"><text:span text:style-name="T1"><text:tab/>-</text:span><text:span text:style-name="T7">useradd alumno --group oficina2</text:span></text:p>
      <text:p text:style-name="P16"><text:span text:style-name="T1"><text:tab/>-</text:span><text:span text:style-name="T7">passwd alumno</text:span></text:p>
      <text:p text:style-name="P16"><text:span text:style-name="T1"><text:tab/>-</text:span><text:span text:style-name="T6">cp /home/alba/empleados.txt /home/alumno <text:s text:c="2"/></text:span><text:span text:style-name="T7">(desde root)</text:span></text:p>
      <text:p text:style-name="P17"><text:span text:style-name="T1"><text:tab/>-</text:span><text:span text:style-name="T7">chown alumno /home/alumno/empleados.txt (para cambiar el dueño)</text:span></text:p>
      <text:p text:style-name="P9"><text:tab/>-chgrp alumno /home/alumno/empleados.txt (para cambiar el grupo)</text:p>
      <text:p text:style-name="P10"/>
      <text:p text:style-name="P12"><text:span text:style-name="T1">9. Como usuario </text:span><text:span text:style-name="T10">pablo</text:span><text:span text:style-name="T1">, copia un programa del directorio </text:span><text:span text:style-name="T10">/usr/bin </text:span><text:span text:style-name="T1">al directorio de trabajo con un nombre diferente. Por ejemplo </text:span><text:span text:style-name="T10">xclock </text:span><text:span text:style-name="T1">se puede copiar como </text:span><text:span text:style-name="T10">reloj</text:span><text:span text:style-name="T1">. Mira los permisos de este programa. Comprueba que se puede ejecutar. Puede que sea necesario dar permiso para que otros usuarios distintos al actual puedan ejecutar aplicaciones en el entorno gráfico, basta con ejecutar como administrador: </text:span><text:span text:style-name="T17">xhost +</text:span><text:span text:style-name="T1">.</text:span></text:p>
      <text:p text:style-name="P18"><text:span text:style-name="T1"><text:tab/></text:span><text:span text:style-name="T7">-</text:span><text:span text:style-name="T8">cp /usr/bin/rm ./remove</text:span></text:p>
      <text:p text:style-name="P2"/>
      <text:p text:style-name="P10"/>
      <text:p text:style-name="P11"><text:span text:style-name="T1">10.Cambia los permisos de </text:span><text:span text:style-name="T10">reloj </text:span><text:span text:style-name="T1">de tal forma que sólo lo pueda ejecutar el propietario del archivo.</text:span></text:p>
      <text:p text:style-name="P5"><text:tab/>-<text:span text:style-name="T18">chmod go-x remove</text:span></text:p>
      <text:p text:style-name="P10"/>
      <text:p text:style-name="P12"><text:span text:style-name="T1">11. Crea el usuario </text:span><text:span text:style-name="T10">modesto</text:span><text:span text:style-name="T1">, perteneciente a </text:span><text:span text:style-name="T10">oficina2</text:span><text:span text:style-name="T1">. Dentro de su directorio de trabajo, crea un directorio de nombre </text:span><text:span text:style-name="T10">compartido_con_todos</text:span><text:span text:style-name="T1">.</text:span></text:p>
      <text:p text:style-name="P3"><text:tab/>-<text:span text:style-name="T18">useradd modesto --group oficina2</text:span></text:p>
      <text:p text:style-name="P4"><text:tab/>-<text:span text:style-name="T19">mkdir compartido_con_todos</text:span></text:p>
      <text:p text:style-name="P10"/>
      <text:p text:style-name="P12"><text:span text:style-name="T1">12.Cambia de usuario en el entorno gráfico (botón </text:span><text:span text:style-name="T10">salir </text:span><text:span text:style-name="T1">y botón </text:span><text:span text:style-name="T10">cambiar de usuario</text:span><text:span text:style-name="T1">) y entra como modesto. Crea con </text:span><text:span text:style-name="T10">OpenOffice.org Calc </text:span><text:span text:style-name="T1">los ficheros </text:span><text:span text:style-name="T10">telefono_contactos.ods</text:span><text:span text:style-name="T1">, </text:span><text:span text:style-name="T10">gastos_marzo.ods </text:span><text:span text:style-name="T1">y </text:span><text:span text:style-name="T10">sueldos.ods</text:span><text:span text:style-name="T1">. Inserta varias entradas en cada uno de los ficheros y grábalo todo en el directorio </text:span><text:span text:style-name="T10">compartido_con_todos</text:span><text:span text:style-name="T1">.</text:span></text:p>
      <text:p text:style-name="P23"><text:span text:style-name="T9"><text:tab/>-</text:span><text:bookmark text:name="docs-internal-guid-f926dea4-9771-3933-0d07-996afe730a05"/><text:span text:style-name="T20">Salimos de la cuenta que estamos, entramos en modesto, creamos los 3 <text:tab/>archivos, y los guardamos en la carpeta correspondiente.</text:span></text:p>
      <text:p text:style-name="P12"><text:span text:style-name="T1"/></text:p>
      <text:p text:style-name="P2"/>
      <text:p text:style-name="P10"/>
      <text:p text:style-name="P12"><text:span text:style-name="T1">13. Da permiso de lectura a la carpeta </text:span><text:span text:style-name="T10">compartido_con_todos </text:span><text:span text:style-name="T1">y a todos los ficheros que contenga para todos los usuarios.</text:span></text:p>
      <text:p text:style-name="P24"><text:span text:style-name="T22"><text:tab/>-</text:span><text:bookmark text:name="docs-internal-guid-f926dea4-9771-6e27-9760-e093d7fcd6e8"/><text:span text:style-name="T21">chmod u+r compartido_con_todos</text:span></text:p>
      <text:p text:style-name="P2"/>
      <text:p text:style-name="P10"/>
      <text:p text:style-name="P12"><text:soft-page-break/><text:span text:style-name="T1">14.Restringe el acceso de escritura sobre el fichero </text:span><text:span text:style-name="T10">telefono_contactos </text:span><text:span text:style-name="T1">para que sólo lo puedan modificar los usuarios del grupo al que pertenece su propietario.</text:span></text:p>
      <text:p text:style-name="P24"><text:span text:style-name="T22"><text:tab/>-</text:span><text:bookmark text:name="docs-internal-guid-f926dea4-9771-9e31-003d-220f49ecc1a3"/><text:span text:style-name="T21">chmod a-rwx,ug+w telefono_contactos.ods</text:span></text:p>
      <text:p text:style-name="P10"/>
      <text:p text:style-name="P12"><text:span text:style-name="T1">15.Cambia los permisos de </text:span><text:span text:style-name="T10">gastos_marzo </text:span><text:span text:style-name="T1">para que sólo pueda modificarlo su propietario y leerlo cualquiera del mismo grupo.</text:span></text:p>
      <text:p text:style-name="P24"><text:span text:style-name="T22"><text:tab/>-</text:span><text:bookmark text:name="docs-internal-guid-f926dea4-9771-c367-0deb-68a8ebcb5d1f"/><text:span text:style-name="T21">chmod ug+rw, o-r gastos_marzo.ods</text:span></text:p>
      <text:p text:style-name="P10"/>
      <text:p text:style-name="P12"><text:span text:style-name="T1">16.Cambia los permisos de </text:span><text:span text:style-name="T10">sueldos </text:span><text:span text:style-name="T1">para que sólo su dueño tenga acceso a él, tanto para lectura como para escritura.</text:span></text:p>
      <text:p text:style-name="P24"><text:span text:style-name="T22"><text:tab/>-</text:span><text:bookmark text:name="docs-internal-guid-f926dea4-9771-d65a-054f-1e90b953c867"/><text:span text:style-name="T21">chmod a-rwx,u+rw sueldos.ods</text:span></text:p>
      <text:p text:style-name="P12"/>
      <text:p text:style-name="P2">17.Si un usuario tiene permiso de lectura sobre un fichero pero ese fichero se encuentra dentro de un directorio sobre el que no tiene permiso de lectura, ¿podrá leer el fichero?, haz la prueba.</text:p>
      <text:p text:style-name="P25"><text:bookmark text:name="docs-internal-guid-f926dea4-9771-f930-4528-9d67fa9326ca"/><text:tab/>-No, por que no se puede entrar en la carpe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Build-2</meta:generator>
    <dc:date>2017-01-13T11:50:10.537141911</dc:date>
    <meta:editing-duration>PT44M8S</meta:editing-duration>
    <meta:editing-cycles>3</meta:editing-cycles>
    <meta:document-statistic meta:table-count="0" meta:image-count="0" meta:object-count="0" meta:page-count="3" meta:paragraph-count="47" meta:word-count="610" meta:character-count="4001" meta:non-whitespace-character-count="3399"/>
  </office:meta>
</office:document-meta>
</file>